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0.563cm"/>
    </style:style>
    <style:style style:name="co5" style:family="table-column">
      <style:table-column-properties fo:break-before="auto" style:column-width="0.393cm"/>
    </style:style>
    <style:style style:name="co6" style:family="table-column">
      <style:table-column-properties fo:break-before="auto" style:column-width="1.917cm"/>
    </style:style>
    <style:style style:name="co7" style:family="table-column">
      <style:table-column-properties fo:break-before="auto" style:column-width="2.17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268cm"/>
    </style:style>
    <style:style style:name="co10" style:family="table-column">
      <style:table-column-properties fo:break-before="auto" style:column-width="0.647cm"/>
    </style:style>
    <style:style style:name="co11" style:family="table-column">
      <style:table-column-properties fo:break-before="auto" style:column-width="0.365cm"/>
    </style:style>
    <style:style style:name="co12" style:family="table-column">
      <style:table-column-properties fo:break-before="auto" style:column-width="3.187cm"/>
    </style:style>
    <style:style style:name="co13" style:family="table-column">
      <style:table-column-properties fo:break-before="auto" style:column-width="3.47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2.341cm"/>
    </style:style>
    <style:style style:name="co18" style:family="table-column">
      <style:table-column-properties fo:break-before="auto" style:column-width="1.409cm"/>
    </style:style>
    <style:style style:name="co19" style:family="table-column">
      <style:table-column-properties fo:break-before="auto" style:column-width="0.534cm"/>
    </style:style>
    <style:style style:name="co20" style:family="table-column">
      <style:table-column-properties fo:break-before="auto" style:column-width="2.962cm"/>
    </style:style>
    <style:style style:name="co21" style:family="table-column">
      <style:table-column-properties fo:break-before="auto" style:column-width="1.184cm"/>
    </style:style>
    <style:style style:name="co22" style:family="table-column">
      <style:table-column-properties fo:break-before="auto" style:column-width="3.808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0.619cm"/>
    </style:style>
    <style:style style:name="co25" style:family="table-column">
      <style:table-column-properties fo:break-before="auto" style:column-width="3.554cm"/>
    </style:style>
    <style:style style:name="co26" style:family="table-column">
      <style:table-column-properties fo:break-before="auto" style:column-width="1.55cm"/>
    </style:style>
    <style:style style:name="co27" style:family="table-column">
      <style:table-column-properties fo:break-before="auto" style:column-width="2.538cm"/>
    </style:style>
    <style:style style:name="co28" style:family="table-column">
      <style:table-column-properties fo:break-before="auto" style:column-width="3.752cm"/>
    </style:style>
    <style:style style:name="co29" style:family="table-column">
      <style:table-column-properties fo:break-before="auto" style:column-width="1.24cm"/>
    </style:style>
    <style:style style:name="co30" style:family="table-column">
      <style:table-column-properties fo:break-before="auto" style:column-width="3.357cm"/>
    </style:style>
    <style:style style:name="co31" style:family="table-column">
      <style:table-column-properties fo:break-before="auto" style:column-width="3.131cm"/>
    </style:style>
    <style:style style:name="co32" style:family="table-column">
      <style:table-column-properties fo:break-before="auto" style:column-width="0.591cm"/>
    </style:style>
    <style:style style:name="co33" style:family="table-column">
      <style:table-column-properties fo:break-before="auto" style:column-width="1.353cm"/>
    </style:style>
    <style:style style:name="co34" style:family="table-column">
      <style:table-column-properties fo:break-before="auto" style:column-width="4.203cm"/>
    </style:style>
    <style:style style:name="co35" style:family="table-column">
      <style:table-column-properties fo:break-before="auto" style:column-width="1.381cm"/>
    </style:style>
    <style:style style:name="co36" style:family="table-column">
      <style:table-column-properties fo:break-before="auto" style:column-width="4.457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4.373cm"/>
    </style:style>
    <style:style style:name="co39" style:family="table-column">
      <style:table-column-properties fo:break-before="auto" style:column-width="4.429cm"/>
    </style:style>
    <style:style style:name="co40" style:family="table-column">
      <style:table-column-properties fo:break-before="auto" style:column-width="4.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393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fo:background-color="#ffff99" fo:border-left="0.035cm solid #000000" fo:border-right="none" fo:border-top="0.035cm solid #000000"/>
    </style:style>
    <style:style style:name="ce5" style:family="table-cell" style:parent-style-name="Default">
      <style:table-cell-properties fo:border-bottom="none" fo:background-color="#ffff99" fo:border-left="0.035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99" fo:border-left="0.035cm solid #000000" fo:border-right="none" fo:border-top="none"/>
    </style:style>
    <style:style style:name="ce7" style:family="table-cell" style:parent-style-name="Default">
      <style:table-cell-properties fo:border-bottom="0.035cm solid #000000" fo:background-color="#ffff99" fo:border-left="0.035cm solid #000000" fo:border-right="none" fo:border-top="none"/>
    </style:style>
    <style:style style:name="ce8" style:family="table-cell" style:parent-style-name="Default">
      <style:table-cell-properties fo:border-bottom="none" fo:background-color="#ffff99" fo:border-left="none" fo:border-right="none" fo:border-top="0.035cm solid #000000"/>
    </style:style>
    <style:style style:name="ce9" style:family="table-cell" style:parent-style-name="Default">
      <style:table-cell-properties style:cell-protect="none" style:print-content="true" fo:background-color="transparent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order-bottom="0.088cm solid #ffff99" style:cell-protect="none" style:print-content="true" fo:background-color="transparent" fo:border-left="none" fo:border-right="none" fo:border-top="0.088cm solid #ffff99"/>
    </style:style>
    <style:style style:name="ce12" style:family="table-cell" style:parent-style-name="Default">
      <style:table-cell-properties fo:border-bottom="0.035cm solid #000000" fo:background-color="#ffff99" fo:border-left="none" fo:border-right="none" fo:border-top="none"/>
    </style:style>
    <style:style style:name="ce13" style:family="table-cell" style:parent-style-name="Default">
      <style:table-cell-properties fo:background-color="#ffff99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#ffff99" fo:border-left="none" fo:border-right="0.035cm solid #000000" fo:border-top="0.035cm solid #000000"/>
    </style:style>
    <style:style style:name="ce15" style:family="table-cell" style:parent-style-name="Default">
      <style:table-cell-properties fo:border-bottom="none" fo:background-color="#ffff99" fo:border-left="none" fo:border-right="0.035cm solid #000000" fo:border-top="none"/>
    </style:style>
    <style:style style:name="ce16" style:family="table-cell" style:parent-style-name="Default">
      <style:table-cell-properties fo:border-bottom="none" fo:background-color="#ffff99" fo:border-left="none" fo:border-right="0.035cm solid #000000" fo:border-top="none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35cm solid #000000" fo:background-color="#ffff99" fo:border-left="none" fo:border-right="0.035cm solid #000000" fo:border-top="none"/>
    </style:style>
    <style:style style:name="ce18" style:family="table-cell" style:parent-style-name="Default">
      <style:table-cell-properties fo:border-bottom="none" fo:background-color="#ffff99" fo:border-left="0.035cm solid #000000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35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cell-protect="protected" style:print-content="true"/>
    </style:style>
    <style:style style:name="ce21" style:family="table-cell" style:parent-style-name="Default">
      <style:table-cell-properties style:cell-protect="none" style:print-content="true" fo:background-color="transparent" fo:border="0.088cm solid #ffff99"/>
    </style:style>
    <style:style style:name="ce22" style:family="table-cell" style:parent-style-name="Default">
      <style:table-cell-properties fo:background-color="#ffffff"/>
      <style:text-properties fo:color="#ffffff"/>
    </style:style>
    <style:style style:name="ce23" style:family="table-cell" style:parent-style-name="Default">
      <style:table-cell-properties fo:background-color="#ffffff"/>
      <style:text-properties fo:color="#000000"/>
    </style:style>
    <style:style style:name="ce24" style:family="table-cell" style:parent-style-name="Default">
      <style:table-cell-properties fo:background-color="#ffffff" fo:wrap-option="wrap"/>
    </style:style>
    <style:style style:name="ce25" style:family="table-cell" style:parent-style-name="Default">
      <style:table-cell-properties fo:background-color="#ffffff" style:cell-protect="hidden-and-protected" style:print-content="true"/>
    </style:style>
    <style:style style:name="ce26" style:family="table-cell" style:parent-style-name="Default">
      <style:table-cell-properties style:cell-protect="none" style:print-content="true" fo:border="0.088cm solid #ffff99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cell-protect="none" style:print-content="true" fo:background-color="transparent" fo:border="0.088cm solid #ffff99"/>
      <style:text-properties style:use-window-font-color="true"/>
    </style:style>
    <style:style style:name="ce30" style:family="table-cell" style:parent-style-name="Default">
      <style:table-cell-properties fo:background-color="#ffffff" style:cell-protect="protected" style:print-content="true"/>
      <style:text-properties fo:color="#ffffff"/>
    </style:style>
    <style:style style:name="ce31" style:family="table-cell" style:parent-style-name="Default">
      <style:table-cell-properties fo:background-color="#ffffff" fo:wrap-option="no-wrap" style:shrink-to-fit="false"/>
      <style:text-properties fo:color="#000000"/>
    </style:style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draw:stroke="none" draw:textarea-horizontal-align="justify" draw:textarea-vertical-align="middle" draw:auto-grow-height="false"/>
    </style:style>
    <style:style style:name="gr3" style:family="graphic">
      <style:graphic-properties svg:stroke-width="0.1cm" svg:stroke-color="#99cc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99ccff" draw:marker-start-width="0.35cm" draw:marker-end-width="0.35cm" draw:fill="none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gr5" style:family="graphic">
      <style:graphic-properties svg:stroke-width="0.1cm" svg:stroke-color="#99cc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D-2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1D-2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style-name="ce8" table:number-columns-repeated="3"/>
          <table:table-cell table:style-name="ce14">
            <draw:custom-shape table:end-cell-address="'1D-2NOD'.I10" table:end-x="0.491cm" table:end-y="0.107cm" draw:z-index="0" draw:style-name="gr1" svg:width="3.567cm" svg:height="0.785cm" svg:x="1.092cm" svg:y="0.37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string">
            <text:p><text:s text:c="12"/>a:</text:p>
          </table:table-cell>
          <table:table-cell table:style-name="ce9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[.D9]=0;0;([.D9]+1)*[.D12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table:style-name="ce6"/>
          <table:table-cell table:style-name="ce10" table:number-columns-repeated="3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/>
          <table:table-cell table:style-name="ce2"/>
          <table:table-cell table:style-name="ce5" office:value-type="string">
            <text:p><text:s text:c="10"/>GP: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<text:s/>x</text:p>
          </table:table-cell>
          <table:table-cell table:style-name="ce13" office:value-type="float" office:value="1">
            <text:p>1</text:p>
          </table:table-cell>
          <table:table-cell table:style-name="ce16"/>
          <table:table-cell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[.D9]*[.D11]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2"/>DOF/NOD (1):</text:p>
          </table:table-cell>
          <table:table-cell table:style-name="ce9" office:value-type="float" office:value="1">
            <text:p>1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1D-2NOD'.G20" table:end-x="0.711cm" table:end-y="0.354cm" draw:z-index="2" draw:style-name="gr2" draw:text-style-name="P1" svg:width="0.651cm" svg:height="0.651cm" svg:x="0.06cm" svg:y="0.1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1D-2NOD'.K20" table:end-x="1.17cm" table:end-y="0.355cm" draw:z-index="3" draw:style-name="gr2" draw:text-style-name="P1" svg:width="0.651cm" svg:height="0.651cm" svg:x="0.519cm" svg:y="0.1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3"/>
        </table:table-row>
        <table:table-row table:style-name="ro1">
          <table:table-cell table:number-columns-repeated="6"/>
          <table:table-cell>
            <draw:line table:end-cell-address="'1D-2NOD'.K20" table:end-x="0.937cm" table:end-y="0.023cm" draw:z-index="1" draw:style-name="gr3" draw:text-style-name="P1" svg:x1="0.285cm" svg:y1="0.023cm" svg:x2="9.621cm" svg:y2="0.023cm">
              <text:p/>
            </draw:line>
          </table:table-cell>
          <table:table-cell table:number-columns-repeated="1017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D-3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1012" table:default-cell-style-name="ce1"/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1D-3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4"/>
          <table:table-cell table:style-name="ce8" table:number-columns-repeated="3"/>
          <table:table-cell table:style-name="ce14"/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2"/>a:</text:p>
          </table:table-cell>
          <table:table-cell table:style-name="ce9" office:value-type="float" office:value="0">
            <text:p>0</text:p>
          </table:table-cell>
          <table:table-cell table:style-name="ce10" table:number-columns-repeated="2"/>
          <table:table-cell table:style-name="ce15">
            <draw:custom-shape table:end-cell-address="'1D-3NOD'.I12" table:end-x="0.748cm" table:end-y="0.247cm" draw:z-index="0" draw:style-name="gr1" svg:width="3.832cm" svg:height="0.687cm" svg:x="1.432cm" svg:y="0.16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13"/>degrees of freedom:</text:p>
          </table:table-cell>
          <table:table-cell table:style-name="ce10" table:number-columns-repeated="2"/>
          <table:table-cell table:style-name="ce19" table:formula="of:=IF([.D11]=0;0;(2*[.D11]+1)*[.D14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1">
          <table:table-cell/>
          <table:table-cell table:style-name="ce2"/>
          <table:table-cell table:style-name="ce6"/>
          <table:table-cell table:style-name="ce10" table:number-columns-repeated="3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0"/>GP:</text:p>
          </table:table-cell>
          <table:table-cell table:style-name="ce11" office:value-type="float" office:value="1">
            <text:p>1</text:p>
          </table:table-cell>
          <table:table-cell table:style-name="ce13" office:value-type="string">
            <text:p><text:s/>x</text:p>
          </table:table-cell>
          <table:table-cell table:style-name="ce13" office:value-type="float" office:value="1">
            <text:p>1</text:p>
          </table:table-cell>
          <table:table-cell table:style-name="ce16"/>
          <table:table-cell/>
          <table:table-cell table:style-name="ce5" office:value-type="string">
            <text:p><text:s text:c="10"/>equilibrium conditions:</text:p>
          </table:table-cell>
          <table:table-cell table:style-name="ce10" table:number-columns-repeated="2"/>
          <table:table-cell table:style-name="ce19" table:formula="of:=[.D11]*[.D13]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2"/>DOF/NOD (1):</text:p>
          </table:table-cell>
          <table:table-cell table:style-name="ce9" office:value-type="float" office:value="1">
            <text:p>1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>
            <draw:line table:end-cell-address="'1D-3NOD'.J23" table:end-x="2.133cm" table:end-y="0.435cm" draw:z-index="1" draw:style-name="gr3" draw:text-style-name="P1" svg:x1="0.58cm" svg:y1="0.435cm" svg:x2="9.916cm" svg:y2="0.435cm">
              <text:p/>
            </draw:line>
            <draw:custom-shape table:end-cell-address="'1D-3NOD'.G24" table:end-x="0.039cm" table:end-y="0.316cm" draw:z-index="2" draw:style-name="gr2" draw:text-style-name="P1" svg:width="0.651cm" svg:height="0.651cm" svg:x="0.396cm" svg:y="0.1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1D-3NOD'.H24" table:end-x="2.081cm" table:end-y="0.342cm" draw:z-index="4" draw:style-name="gr2" draw:text-style-name="P1" svg:width="0.651cm" svg:height="0.651cm" svg:x="1.43cm" svg:y="0.1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1D-3NOD'.K24" table:end-x="0.157cm" table:end-y="0.325cm" draw:z-index="3" draw:style-name="gr2" draw:text-style-name="P1" svg:width="0.651cm" svg:height="0.651cm" svg:x="1.764cm" svg:y="0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0"/>
          <table:table-cell table:number-columns-repeated="1016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D-4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1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" table:number-columns-repeated="101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1D-4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/>
          <table:table-cell table:style-name="ce8" table:number-columns-repeated="3"/>
          <table:table-cell table:style-name="ce14">
            <draw:custom-shape table:end-cell-address="'1D-4NOD'.I10" table:end-x="1.126cm" table:end-y="0.293cm" draw:z-index="0" draw:style-name="gr1" svg:width="3.9cm" svg:height="0.893cm" svg:x="1.743cm" svg:y="0.45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>
            <text:p><text:s text:c="12"/>a:</text:p>
          </table:table-cell>
          <table:table-cell table:style-name="ce9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[.D9]=0;0;(3*[.D9]+1)*[.D12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6"/>
          <table:table-cell table:style-name="ce10" table:number-columns-repeated="3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0"/>GP:</text:p>
          </table:table-cell>
          <table:table-cell table:style-name="ce21" office:value-type="float" office:value="1">
            <text:p>1</text:p>
          </table:table-cell>
          <table:table-cell table:style-name="ce13" office:value-type="string">
            <text:p><text:s/>x</text:p>
          </table:table-cell>
          <table:table-cell table:style-name="ce13" office:value-type="float" office:value="1">
            <text:p>1</text:p>
          </table:table-cell>
          <table:table-cell table:style-name="ce16"/>
          <table:table-cell/>
          <table:table-cell table:style-name="ce5" office:value-type="string">
            <text:p><text:s/>Gleichgewichtsbedingungen:</text:p>
          </table:table-cell>
          <table:table-cell table:style-name="ce10" table:number-columns-repeated="2"/>
          <table:table-cell table:style-name="ce19" table:formula="of:=[.D9]*[.D11]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table:style-name="ce2"/>
          <table:table-cell table:style-name="ce5" office:value-type="string">
            <text:p><text:s text:c="2"/>DOF/NOD (1):</text:p>
          </table:table-cell>
          <table:table-cell table:style-name="ce21" office:value-type="float" office:value="1">
            <text:p>1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0" table:number-columns-repeated="3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1D-4NOD'.G21" table:end-x="0.339cm" table:end-y="0.412cm" draw:z-index="2" draw:style-name="gr2" draw:text-style-name="P1" svg:width="0.651cm" svg:height="0.651cm" svg:x="0.051cm" svg:y="0.21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1D-4NOD'.H21" table:end-x="0.996cm" table:end-y="0.305cm" draw:z-index="5" draw:style-name="gr2" draw:text-style-name="P1" svg:width="0.651cm" svg:height="0.651cm" svg:x="0.345cm" svg:y="0.10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1D-4NOD'.I21" table:end-x="1.65cm" table:end-y="0.306cm" draw:z-index="4" draw:style-name="gr2" draw:text-style-name="P1" svg:width="0.651cm" svg:height="0.651cm" svg:x="0.999cm" svg:y="0.1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1D-4NOD'.K21" table:end-x="0.389cm" table:end-y="0.305cm" draw:z-index="3" draw:style-name="gr2" draw:text-style-name="P1" svg:width="0.651cm" svg:height="0.651cm" svg:x="1.996cm" svg:y="0.10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>
          <table:table-cell table:number-columns-repeated="5"/>
          <table:table-cell>
            <draw:line table:end-cell-address="'1D-4NOD'.K21" table:end-x="0.245cm" table:end-y="0cm" draw:z-index="1" draw:style-name="gr3" draw:text-style-name="P1" svg:x1="0.305cm" svg:y1="0cm" svg:x2="9.641cm" svg:y2="0cm">
              <text:p/>
            </draw:line>
          </table:table-cell>
          <table:table-cell table:number-columns-repeated="1018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-4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12" table:default-cell-style-name="ce22"/>
        <table:table-column table:style-name="co18" table:default-cell-style-name="ce22"/>
        <table:table-column table:style-name="co19" table:default-cell-style-name="ce22"/>
        <table:table-column table:style-name="co10" table:default-cell-style-name="ce22"/>
        <table:table-column table:style-name="co9" table:default-cell-style-name="ce22"/>
        <table:table-column table:style-name="co1" table:number-columns-repeated="4" table:default-cell-style-name="ce22"/>
        <table:table-column table:style-name="co8" table:default-cell-style-name="ce22"/>
        <table:table-column table:style-name="co1" table:number-columns-repeated="1011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3"/>
          <table:table-cell table:number-columns-repeated="1009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2D-4NOD</text:p>
          </table:table-cell>
          <table:table-cell table:style-name="ce1" table:number-columns-repeated="11"/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3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/>
          <table:table-cell table:style-name="ce10">
            <draw:custom-shape table:end-cell-address="'2D-4NOD'.J11" table:end-x="0.619cm" table:end-y="0.46cm" draw:z-index="0" draw:style-name="gr1" svg:width="4.475cm" svg:height="0.86cm" svg:x="0.31cm" svg:y="0.203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5"/>
          <table:table-cell table:style-name="ce1"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E10]=0;[.E11]=0);0;(([.E10]+1)*([.E11]+1))*[.E13])" office:value-type="float" office:value="0">
            <text:p>0</text:p>
          </table:table-cell>
          <table:table-cell table:style-name="ce15"/>
          <table:table-cell table:style-name="ce1"/>
          <table:table-cell table:number-columns-repeated="1009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0" table:formula="of:=[.E12]" office:value-type="float" office:value="0">
            <text:p>0</text:p>
          </table:table-cell>
          <table:table-cell table:style-name="ce15"/>
          <table:table-cell table:style-name="ce1"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E12]^2*([.E10]*[.E11]))*3" office:value-type="float" office:value="0">
            <text:p>0</text:p>
          </table:table-cell>
          <table:table-cell table:style-name="ce15"/>
          <table:table-cell table:style-name="ce1"/>
          <table:table-cell table:number-columns-repeated="1009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2)</text:p>
          </table:table-cell>
          <table:table-cell table:style-name="ce21" office:value-type="float" office:value="2">
            <text:p>2</text:p>
          </table:table-cell>
          <table:table-cell table:style-name="ce10" table:number-columns-repeated="2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9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13"/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12"/>
          <table:table-cell table:style-name="ce2"/>
          <table:table-cell table:number-columns-repeated="1009"/>
        </table:table-row>
        <table:table-row table:style-name="ro1">
          <table:table-cell table:number-columns-repeated="2"/>
          <table:table-cell table:style-name="ce1" table:number-columns-repeated="4"/>
          <table:table-cell table:style-name="ce20" table:number-columns-repeated="3"/>
          <table:table-cell table:style-name="ce1" table:number-columns-repeated="6"/>
          <table:table-cell table:number-columns-repeated="1009"/>
        </table:table-row>
        <table:table-row table:style-name="ro1">
          <table:table-cell table:number-columns-repeated="5"/>
          <table:table-cell>
            <draw:custom-shape table:end-cell-address="'2D-4NOD'.G20" table:end-x="0.202cm" table:end-y="0.192cm" draw:z-index="2" draw:style-name="gr2" draw:text-style-name="P1" svg:width="0.651cm" svg:height="0.651cm" svg:x="0.084cm" svg:y="0.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8"/>
        </table:table-row>
        <table:table-row table:style-name="ro1">
          <table:table-cell table:number-columns-repeated="5"/>
          <table:table-cell>
            <draw:custom-shape table:end-cell-address="'2D-4NOD'.K34" table:end-x="0.124cm" table:end-y="0.327cm" draw:z-index="1" draw:style-name="gr4" draw:text-style-name="P1" svg:width="6.713cm" svg:height="6.684cm" svg:x="0.368cm" svg:y="0.39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table:end-cell-address="'2D-4NOD'.K20" table:end-x="0.521cm" table:end-y="0.22cm" draw:z-index="3" draw:style-name="gr2" draw:text-style-name="P1" svg:width="0.707cm" svg:height="0.652cm" svg:x="2.072cm" svg:y="0.0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2D-4NOD'.G35" table:end-x="0.174cm" table:end-y="0.167cm" draw:z-index="4" draw:style-name="gr2" draw:text-style-name="P1" svg:width="0.651cm" svg:height="0.651cm" svg:x="0.056cm" svg:y="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2D-4NOD'.K35" table:end-x="0.55cm" table:end-y="0.086cm" draw:z-index="5" draw:style-name="gr2" draw:text-style-name="P1" svg:width="0.651cm" svg:height="0.651cm" svg:x="2.157cm" svg:y="0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-8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2" table:default-cell-style-name="ce1"/>
        <table:table-column table:style-name="co1" table:number-columns-repeated="5" table:default-cell-style-name="ce1"/>
        <table:table-column table:style-name="co22" table:default-cell-style-name="ce1"/>
        <table:table-column table:style-name="co1" table:default-cell-style-name="ce1"/>
        <table:table-column table:style-name="co1" table:number-columns-repeated="11" table:default-cell-style-name="ce27"/>
        <table:table-column table:style-name="co1" table:number-columns-repeated="1000" table:default-cell-style-name="ce1"/>
        <table:table-row table:style-name="ro4">
          <table:table-cell table:style-name="ce24"/>
          <table:table-cell table:number-columns-repeated="1023"/>
        </table:table-row>
        <table:table-row table:style-name="ro1" table:number-rows-repeated="2">
          <table:table-cell table:style-name="ce2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2D-8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4"/>
          <table:table-cell table:style-name="ce8" table:number-columns-repeated="3"/>
          <table:table-cell table:style-name="ce14"/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2"/>a:</text:p>
          </table:table-cell>
          <table:table-cell table:style-name="ce26" office:value-type="float" office:value="0">
            <text:p>0</text:p>
          </table:table-cell>
          <table:table-cell table:style-name="ce10" table:number-columns-repeated="2"/>
          <table:table-cell table:style-name="ce15">
            <draw:custom-shape table:end-cell-address="'2D-8NOD'.I10" table:end-x="0.495cm" table:end-y="0.181cm" draw:z-index="0" draw:style-name="gr1" svg:width="3.978cm" svg:height="1.079cm" svg:x="1.033cm" svg:y="0.30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D8]=0;[.D9]=0);0;((2*[.D8]+1)*(2*[.D9]+1)-[.D8]*[.D9])*[.D11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6">
          <table:table-cell table:number-columns-repeated="2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D10]" office:value-type="float" office:value="0">
            <text:p>0</text:p>
          </table:table-cell>
          <table:table-cell table:style-name="ce16"/>
          <table:table-cell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D10]^2*([.D8]*[.D9]))*3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/>DOF/NOD (2)</text:p>
          </table:table-cell>
          <table:table-cell table:style-name="ce21" office:value-type="float" office:value="2">
            <text:p>2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number-columns-repeated="5"/>
          <table:table-cell>
            <draw:custom-shape table:end-cell-address="'2D-8NOD'.G18" table:end-x="0.618cm" table:end-y="0.311cm" draw:z-index="2" draw:style-name="gr2" draw:text-style-name="P1" svg:width="0.651cm" svg:height="0.651cm" svg:x="0.528cm" svg:y="0.1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8NOD'.J32" table:end-x="0.244cm" table:end-y="0.314cm" draw:z-index="1" draw:style-name="gr4" draw:text-style-name="P1" svg:width="6.713cm" svg:height="6.684cm" svg:x="0.305cm" svg:y="0.378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'2D-8NOD'.H18" table:end-x="1.726cm" table:end-y="0.257cm" draw:z-index="8" draw:style-name="gr2" draw:text-style-name="P1" svg:width="0.651cm" svg:height="0.651cm" svg:x="1.075cm" svg:y="0.0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8NOD'.J18" table:end-x="0.464cm" table:end-y="0.311cm" draw:z-index="3" draw:style-name="gr2" draw:text-style-name="P1" svg:width="0.651cm" svg:height="0.651cm" svg:x="2.071cm" svg:y="0.1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2D-8NOD'.G26" table:end-x="0.562cm" table:end-y="0.094cm" draw:z-index="6" draw:style-name="gr2" draw:text-style-name="P1" svg:width="0.651cm" svg:height="0.651cm" svg:x="0.472cm" svg:y="0.3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2D-8NOD'.J26" table:end-x="0.549cm" table:end-y="0.12cm" draw:z-index="7" draw:style-name="gr2" draw:text-style-name="P1" svg:width="0.651cm" svg:height="0.651cm" svg:x="2.156cm" svg:y="0.3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2D-8NOD'.H33" table:end-x="1.613cm" table:end-y="0.192cm" draw:z-index="9" draw:style-name="gr2" draw:text-style-name="P1" svg:width="0.651cm" svg:height="0.651cm" svg:x="0.962cm" svg:y="0.4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8NOD'.J33" table:end-x="0.464cm" table:end-y="0.192cm" draw:z-index="4" draw:style-name="gr2" draw:text-style-name="P1" svg:width="0.651cm" svg:height="0.651cm" svg:x="2.071cm" svg:y="0.4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5"/>
        </table:table-row>
        <table:table-row table:style-name="ro1">
          <table:table-cell table:number-columns-repeated="5"/>
          <table:table-cell>
            <draw:custom-shape table:end-cell-address="'2D-8NOD'.G33" table:end-x="0.646cm" table:end-y="0.246cm" draw:z-index="5" draw:style-name="gr2" draw:text-style-name="P1" svg:width="0.651cm" svg:height="0.651cm" svg:x="0.556cm" svg:y="0.0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8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-9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9" table:default-cell-style-name="ce1"/>
        <table:table-column table:style-name="co19" table:default-cell-style-name="ce1"/>
        <table:table-column table:style-name="co24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25" table:default-cell-style-name="ce1"/>
        <table:table-column table:style-name="co1" table:number-columns-repeated="1012" table:default-cell-style-name="ce1"/>
        <table:table-row table:style-name="ro4">
          <table:table-cell table:style-name="ce22" table:number-columns-repeated="1024"/>
        </table:table-row>
        <table:table-row table:style-name="ro1" table:number-rows-repeated="2">
          <table:table-cell table:style-name="ce22" table:number-columns-repeated="1024"/>
        </table:table-row>
        <table:table-row table:style-name="ro2">
          <table:table-cell table:style-name="ce22" table:number-columns-repeated="2"/>
          <table:table-cell table:style-name="ce28" office:value-type="string">
            <text:p>2D-9NOD</text:p>
          </table:table-cell>
          <table:table-cell table:style-name="ce22" table:number-columns-repeated="1021"/>
        </table:table-row>
        <table:table-row table:style-name="ro1">
          <table:table-cell table:style-name="ce22" table:number-columns-repeated="1024"/>
        </table:table-row>
        <table:table-row table:style-name="ro7">
          <table:table-cell table:number-columns-repeated="2"/>
          <table:table-cell table:style-name="ce4"/>
          <table:table-cell table:style-name="ce8" table:number-columns-repeated="3"/>
          <table:table-cell table:style-name="ce14"/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8">
          <table:table-cell table:number-columns-repeated="2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/>
          <table:table-cell table:style-name="ce10">
            <draw:custom-shape table:end-cell-address="'2D-9NOD'.I9" table:end-x="0.548cm" table:end-y="0.04cm" draw:z-index="0" draw:style-name="gr1" svg:width="3.623cm" svg:height="1.028cm" svg:x="0.444cm" svg:y="0.16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5"/>
          <table:table-cell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D7]=0;[.D8]=0);0;((2*[.D7]+1)*(2*[.D8]+1))*[.D10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D9]" office:value-type="float" office:value="0">
            <text:p>0</text:p>
          </table:table-cell>
          <table:table-cell table:style-name="ce16"/>
          <table:table-cell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D9]^2*([.D7]*[.D8]))*3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/>DOF/NOD (2)</text:p>
          </table:table-cell>
          <table:table-cell table:style-name="ce29" office:value-type="float" office:value="2">
            <text:p>2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 table:style-name="ce20"/>
          <table:table-cell table:number-columns-repeated="1016"/>
        </table:table-row>
        <table:table-row table:style-name="ro1">
          <table:table-cell table:number-columns-repeated="6"/>
          <table:table-cell>
            <draw:custom-shape table:end-cell-address="'2D-9NOD'.J34" table:end-x="2.12cm" table:end-y="0.38cm" draw:z-index="1" draw:style-name="gr4" draw:text-style-name="P1" svg:width="6.713cm" svg:height="6.684cm" svg:x="0.569cm" svg:y="0.444cm">
              <text:p/>
              <draw:enhanced-geometry svg:viewBox="0 0 21600 21600" draw:type="rectangle" draw:enhanced-path="M 0 0 L 21600 0 21600 21600 0 21600 0 0 Z N"/>
            </draw:custom-shape>
            <draw:custom-shape table:end-cell-address="'2D-9NOD'.H20" table:end-x="0.264cm" table:end-y="0.377cm" draw:z-index="2" draw:style-name="gr2" draw:text-style-name="P1" svg:width="0.651cm" svg:height="0.651cm" svg:x="0.258cm" svg:y="0.17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9NOD'.I20" table:end-x="1.46cm" table:end-y="0.324cm" draw:z-index="6" draw:style-name="gr2" draw:text-style-name="P1" svg:width="0.651cm" svg:height="0.651cm" svg:x="0.809cm" svg:y="0.1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9NOD'.K20" table:end-x="0.17cm" table:end-y="0.351cm" draw:z-index="3" draw:style-name="gr2" draw:text-style-name="P1" svg:width="0.651cm" svg:height="0.651cm" svg:x="1.777cm" svg:y="0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9NOD'.H28" table:end-x="0.207cm" table:end-y="0.054cm" draw:z-index="7" draw:style-name="gr2" draw:text-style-name="P1" svg:width="0.651cm" svg:height="0.651cm" svg:x="0.201cm" svg:y="0.30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9NOD'.I27" table:end-x="1.46cm" table:end-y="0.397cm" draw:z-index="10" draw:style-name="gr2" draw:text-style-name="P1" svg:width="0.651cm" svg:height="0.651cm" svg:x="0.809cm" svg:y="0.1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9NOD'.K28" table:end-x="0.17cm" table:end-y="0.081cm" draw:z-index="9" draw:style-name="gr2" draw:text-style-name="P1" svg:width="0.651cm" svg:height="0.651cm" svg:x="1.777cm" svg:y="0.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9NOD'.H35" table:end-x="0.264cm" table:end-y="0.234cm" draw:z-index="5" draw:style-name="gr2" draw:text-style-name="P1" svg:width="0.651cm" svg:height="0.651cm" svg:x="0.258cm" svg:y="0.0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9NOD'.I35" table:end-x="1.318cm" table:end-y="0.288cm" draw:z-index="8" draw:style-name="gr2" draw:text-style-name="P1" svg:width="0.651cm" svg:height="0.651cm" svg:x="0.667cm" svg:y="0.0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9NOD'.K35" table:end-x="0.142cm" table:end-y="0.207cm" draw:z-index="4" draw:style-name="gr2" draw:text-style-name="P1" svg:width="0.651cm" svg:height="0.651cm" svg:x="1.749cm" svg:y="0.0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-12NOD" table:style-name="ta1" table:protected="true" table:protection-key="sLc7/ylrIG0RIQYyvP9AKeYwwgw=" table:print="false">
        <table:table-column table:style-name="co1" table:default-cell-style-name="ce1"/>
        <table:table-column table:style-name="co26" table:default-cell-style-name="ce1"/>
        <table:table-column table:style-name="co8" table:default-cell-style-name="ce1"/>
        <table:table-column table:style-name="co14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2D-12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4"/>
          <table:table-cell table:style-name="ce8" table:number-columns-repeated="3"/>
          <table:table-cell table:style-name="ce14"/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6">
          <table:table-cell table:number-columns-repeated="2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>
            <draw:custom-shape table:end-cell-address="'2D-12NOD'.I10" table:end-x="0.768cm" table:end-y="0.57cm" draw:z-index="0" draw:style-name="gr1" svg:width="4.066cm" svg:height="1.116cm" svg:x="1.219cm" svg:y="0.08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13"/>degrees of freedom:</text:p>
          </table:table-cell>
          <table:table-cell table:style-name="ce10" table:number-columns-repeated="2"/>
          <table:table-cell table:style-name="ce19" table:formula="of:=IF(OR([.D9]=0;[.D10]=0);0;((3*[.D9]+1)*(3*[.D10]+1)-4*[.D9]*[.D10])*[.D12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table:style-name="ce2"/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D11]" office:value-type="float" office:value="0">
            <text:p>0</text:p>
          </table:table-cell>
          <table:table-cell table:style-name="ce16"/>
          <table:table-cell/>
          <table:table-cell table:style-name="ce5" office:value-type="string">
            <text:p><text:s text:c="10"/>equilibrium conditions:</text:p>
          </table:table-cell>
          <table:table-cell table:style-name="ce10" table:number-columns-repeated="2"/>
          <table:table-cell table:style-name="ce19" table:formula="of:=([.D11]^2*([.D9]*[.D10]))*3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2"/>DOF/NOD (2):</text:p>
          </table:table-cell>
          <table:table-cell table:style-name="ce21" office:value-type="float" office:value="2">
            <text:p>2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2NOD'.G22" table:end-x="0.919cm" table:end-y="0.389cm" draw:z-index="5" draw:style-name="gr2" draw:text-style-name="P1" svg:width="0.651cm" svg:height="0.651cm" svg:x="0.268cm" svg:y="0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2NOD'.H22" table:end-x="0.898cm" table:end-y="0.308cm" draw:z-index="10" draw:style-name="gr2" draw:text-style-name="P1" svg:width="0.651cm" svg:height="0.651cm" svg:x="0.247cm" svg:y="0.10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2NOD'.I22" table:end-x="0.678cm" table:end-y="0.308cm" draw:z-index="11" draw:style-name="gr2" draw:text-style-name="P1" svg:width="0.651cm" svg:height="0.651cm" svg:x="0.027cm" svg:y="0.10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2NOD'.J22" table:end-x="0.798cm" table:end-y="0.389cm" draw:z-index="4" draw:style-name="gr2" draw:text-style-name="P1" svg:width="0.651cm" svg:height="0.651cm" svg:x="0.147cm" svg:y="0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>
          <table:table-cell table:number-columns-repeated="6"/>
          <table:table-cell>
            <draw:custom-shape table:end-cell-address="'2D-12NOD'.J36" table:end-x="0.574cm" table:end-y="0.39cm" draw:z-index="1" draw:style-name="gr4" draw:text-style-name="P1" svg:width="6.713cm" svg:height="6.684cm" svg:x="0.636cm" svg:y="0.00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2NOD'.G28" table:end-x="0.863cm" table:end-y="0.068cm" draw:z-index="9" draw:style-name="gr2" draw:text-style-name="P1" svg:width="0.651cm" svg:height="0.651cm" svg:x="0.212cm" svg:y="0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2D-12NOD'.J27" table:end-x="0.856cm" table:end-y="0.411cm" draw:z-index="13" draw:style-name="gr2" draw:text-style-name="P1" svg:width="0.651cm" svg:height="0.651cm" svg:x="0.205cm" svg:y="0.2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2NOD'.G33" table:end-x="0.976cm" table:end-y="0.064cm" draw:z-index="8" draw:style-name="gr2" draw:text-style-name="P1" svg:width="0.651cm" svg:height="0.651cm" svg:x="0.325cm" svg:y="0.3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2D-12NOD'.J33" table:end-x="0.884cm" table:end-y="0.011cm" draw:z-index="12" draw:style-name="gr2" draw:text-style-name="P1" svg:width="0.651cm" svg:height="0.651cm" svg:x="0.233cm" svg:y="0.2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2NOD'.G37" table:end-x="1.004cm" table:end-y="0.215cm" draw:z-index="2" draw:style-name="gr2" draw:text-style-name="P1" svg:width="0.651cm" svg:height="0.651cm" svg:x="0.353cm" svg:y="0.0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table:end-cell-address="'2D-12NOD'.H37" table:end-x="0.445cm" table:end-y="0.268cm" draw:z-index="6" draw:style-name="gr2" draw:text-style-name="P1" svg:width="0.651cm" svg:height="0.651cm" svg:x="2.052cm" svg:y="0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2NOD'.I37" table:end-x="0.452cm" table:end-y="0.268cm" draw:z-index="7" draw:style-name="gr2" draw:text-style-name="P1" svg:width="0.651cm" svg:height="0.651cm" svg:x="2.06cm" svg:y="0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12NOD'.J37" table:end-x="0.826cm" table:end-y="0.242cm" draw:z-index="3" draw:style-name="gr2" draw:text-style-name="P1" svg:width="0.651cm" svg:height="0.651cm" svg:x="0.175cm" svg:y="0.0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D-16NOD" table:style-name="ta1" table:protected="true" table:protection-key="sLc7/ylrIG0RIQYyvP9AKeYwwgw=" table:print="false">
        <table:table-column table:style-name="co1" table:number-columns-repeated="2" table:default-cell-style-name="ce1"/>
        <table:table-column table:style-name="co25" table:default-cell-style-name="ce1"/>
        <table:table-column table:style-name="co29" table:default-cell-style-name="ce1"/>
        <table:table-column table:style-name="co1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0" table:default-cell-style-name="ce1"/>
        <table:table-column table:style-name="co1" table:number-columns-repeated="101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2D-16N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<text:s/></text:p>
          </table:table-cell>
          <table:table-cell table:style-name="ce4"/>
          <table:table-cell table:style-name="ce8" table:number-columns-repeated="3"/>
          <table:table-cell table:style-name="ce14"/>
          <table:table-cell/>
          <table:table-cell table:style-name="ce18"/>
          <table:table-cell table:style-name="ce8" table:number-columns-repeated="3"/>
          <table:table-cell table:style-name="ce14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>
            <draw:custom-shape table:end-cell-address="'2D-16NOD'.I10" table:end-x="0.816cm" table:end-y="0.587cm" draw:z-index="0" draw:style-name="gr1" svg:width="3.956cm" svg:height="1.076cm" svg:x="1.377cm" svg:y="0.11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D9]=0;[.D10]=0);0;((3*[.D9]+1)*(3*[.D10]+1))*[.D12])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/>
          <table:table-cell table:style-name="ce2"/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2"/>
          <table:table-cell table:style-name="ce15"/>
          <table:table-cell/>
          <table:table-cell table:style-name="ce5"/>
          <table:table-cell table:style-name="ce10" table:number-columns-repeated="3"/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D11]" office:value-type="float" office:value="0">
            <text:p>0</text:p>
          </table:table-cell>
          <table:table-cell table:style-name="ce16"/>
          <table:table-cell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D11]^2*([.D9]*[.D10]))*3" office:value-type="float" office:value="0">
            <text:p>0</text:p>
          </table:table-cell>
          <table:table-cell table:style-name="ce15"/>
          <table:table-cell table:number-columns-repeated="1011"/>
        </table:table-row>
        <table:table-row table:style-name="ro3">
          <table:table-cell table:number-columns-repeated="2"/>
          <table:table-cell table:style-name="ce5" office:value-type="string">
            <text:p><text:s text:c="2"/>DOF/NOD (2):</text:p>
          </table:table-cell>
          <table:table-cell table:style-name="ce21" office:value-type="float" office:value="2">
            <text:p>2</text:p>
          </table:table-cell>
          <table:table-cell table:style-name="ce10" table:number-columns-repeated="2"/>
          <table:table-cell table:style-name="ce15"/>
          <table:table-cell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table:style-name="ce7"/>
          <table:table-cell table:style-name="ce12" table:number-columns-repeated="3"/>
          <table:table-cell table:style-name="ce1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6NOD'.G20" table:end-x="0.791cm" table:end-y="0.085cm" draw:z-index="3" draw:style-name="gr2" draw:text-style-name="P1" svg:width="0.651cm" svg:height="0.651cm" svg:x="0.14cm" svg:y="0.3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H19" table:end-x="1.107cm" table:end-y="0.428cm" draw:z-index="11" draw:style-name="gr2" draw:text-style-name="P1" svg:width="0.651cm" svg:height="0.651cm" svg:x="0.456cm" svg:y="0.22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I20" table:end-x="0.943cm" table:end-y="0.031cm" draw:z-index="10" draw:style-name="gr2" draw:text-style-name="P1" svg:width="0.651cm" svg:height="0.651cm" svg:x="0.292cm" svg:y="0.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J20" table:end-x="0.721cm" table:end-y="0.058cm" draw:z-index="2" draw:style-name="gr2" draw:text-style-name="P1" svg:width="0.651cm" svg:height="0.651cm" svg:x="0.07cm" svg:y="0.30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>
          <table:table-cell table:number-columns-repeated="6"/>
          <table:table-cell>
            <draw:custom-shape table:end-cell-address="'2D-16NOD'.J34" table:end-x="0.465cm" table:end-y="0.192cm" draw:z-index="1" draw:style-name="gr4" draw:text-style-name="P1" svg:width="6.817cm" svg:height="6.817cm" svg:x="0.423cm" svg:y="0.123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6NOD'.G25" table:end-x="0.764cm" table:end-y="0.059cm" draw:z-index="12" draw:style-name="gr2" draw:text-style-name="P1" svg:width="0.651cm" svg:height="0.651cm" svg:x="0.113cm" svg:y="0.3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H25" table:end-x="1.077cm" table:end-y="0.139cm" draw:z-index="14" draw:style-name="gr2" draw:text-style-name="P1" svg:width="0.651cm" svg:height="0.651cm" svg:x="0.426cm" svg:y="0.3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table:end-cell-address="'2D-16NOD'.I25" table:end-x="0.375cm" table:end-y="0.112cm" draw:z-index="15" draw:style-name="gr2" draw:text-style-name="P1" svg:width="0.651cm" svg:height="0.651cm" svg:x="1.982cm" svg:y="0.36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16NOD'.J25" table:end-x="0.778cm" table:end-y="0.059cm" draw:z-index="9" draw:style-name="gr2" draw:text-style-name="P1" svg:width="0.651cm" svg:height="0.651cm" svg:x="0.127cm" svg:y="0.3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6NOD'.G29" table:end-x="0.735cm" table:end-y="0.322cm" draw:z-index="13" draw:style-name="gr2" draw:text-style-name="P1" svg:width="0.651cm" svg:height="0.651cm" svg:x="0.084cm" svg:y="0.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I29" table:end-x="0.375cm" table:end-y="0.214cm" draw:z-index="16" draw:style-name="gr2" draw:text-style-name="P1" svg:width="0.651cm" svg:height="0.651cm" svg:x="1.982cm" svg:y="0.0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table:end-cell-address="'2D-16NOD'.H29" table:end-x="1.049cm" table:end-y="0.213cm" draw:z-index="17" draw:style-name="gr2" draw:text-style-name="P1" svg:width="0.651cm" svg:height="0.651cm" svg:x="0.398cm" svg:y="0.01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16NOD'.J29" table:end-x="0.778cm" table:end-y="0.322cm" draw:z-index="8" draw:style-name="gr2" draw:text-style-name="P1" svg:width="0.651cm" svg:height="0.651cm" svg:x="0.127cm" svg:y="0.1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2D-16NOD'.G35" table:end-x="0.734cm" table:end-y="0.086cm" draw:z-index="4" draw:style-name="gr2" draw:text-style-name="P1" svg:width="0.651cm" svg:height="0.651cm" svg:x="0.083cm" svg:y="0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table:end-cell-address="'2D-16NOD'.H35" table:end-x="0.625cm" table:end-y="0.059cm" draw:z-index="6" draw:style-name="gr2" draw:text-style-name="P1" svg:width="0.651cm" svg:height="0.651cm" svg:x="2.233cm" svg:y="0.3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2D-16NOD'.I35" table:end-x="0.432cm" table:end-y="0.086cm" draw:z-index="7" draw:style-name="gr2" draw:text-style-name="P1" svg:width="0.651cm" svg:height="0.651cm" svg:x="2.039cm" svg:y="0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2D-16NOD'.J34" table:end-x="0.748cm" table:end-y="0.446cm" draw:z-index="5" draw:style-name="gr2" draw:text-style-name="P1" svg:width="0.594cm" svg:height="0.641cm" svg:x="0.154cm" svg:y="0.25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8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31" table:default-cell-style-name="ce22"/>
        <table:table-column table:style-name="co18" table:default-cell-style-name="ce22"/>
        <table:table-column table:style-name="co32" table:default-cell-style-name="ce22"/>
        <table:table-column table:style-name="co24" table:default-cell-style-name="ce22"/>
        <table:table-column table:style-name="co4" table:default-cell-style-name="ce22"/>
        <table:table-column table:style-name="co10" table:default-cell-style-name="ce22"/>
        <table:table-column table:style-name="co33" table:default-cell-style-name="ce22"/>
        <table:table-column table:style-name="co1" table:number-columns-repeated="4" table:default-cell-style-name="ce22"/>
        <table:table-column table:style-name="co34" table:default-cell-style-name="ce22"/>
        <table:table-column table:style-name="co1" table:number-columns-repeated="1009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3D-8NOD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5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>
            <draw:custom-shape table:end-cell-address="'3D-8NOD'.L12" table:end-x="0.993cm" table:end-y="0.257cm" draw:z-index="0" draw:style-name="gr1" svg:width="3.693cm" svg:height="1.128cm" svg:x="0.906cm" svg:y="0.3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/>
          <table:table-cell table:style-name="ce5" office:value-type="string">
            <text:p><text:s text:c="11"/>degrees of freedom:</text:p>
          </table:table-cell>
          <table:table-cell table:style-name="ce10" table:number-columns-repeated="2"/>
          <table:table-cell table:style-name="ce19" table:formula="of:=IF(OR([.E10]=0;[.E11]=0;[.E12]=0);0;(([.E10]+1)*([.E11]+1)*([.E12]+1))*[.E14])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c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6"/>
          <table:table-cell table:style-name="ce1"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E13]^3*([.E10]*[.E11]*[.E12]))*6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3)</text:p>
          </table:table-cell>
          <table:table-cell table:style-name="ce21" office:value-type="float" office:value="3">
            <text:p>3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5"/>
          <table:table-cell table:style-name="ce17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4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8"/>
          <table:table-cell table:style-name="ce20"/>
          <table:table-cell table:style-name="ce1" table:number-columns-repeated="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/>
          <table:table-cell>
            <draw:custom-shape table:end-cell-address="'3D-8NOD'.K21" table:end-x="1.19cm" table:end-y="0.439cm" draw:z-index="6" draw:style-name="gr2" draw:text-style-name="P1" svg:width="0.651cm" svg:height="0.651cm" svg:x="0.539cm" svg:y="0.2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8NOD'.N22" table:end-x="0.402cm" table:end-y="0.015cm" draw:z-index="5" draw:style-name="gr2" draw:text-style-name="P1" svg:width="0.651cm" svg:height="0.651cm" svg:x="2.009cm" svg:y="0.2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9"/>
          <table:table-cell>
            <draw:custom-shape table:end-cell-address="'3D-8NOD'.N38" table:end-x="0.062cm" table:end-y="0.347cm" draw:z-index="1" draw:style-name="gr5" svg:width="7.943cm" svg:height="7.941cm" svg:x="0.241cm" svg:y="0.05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custom-shape table:end-cell-address="'3D-8NOD'.J26" table:end-x="0.665cm" table:end-y="0.174cm" draw:z-index="7" draw:style-name="gr2" draw:text-style-name="P1" svg:width="0.651cm" svg:height="0.651cm" svg:x="0.014cm" svg:y="0.4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4"/>
        </table:table-row>
        <table:table-row table:style-name="ro1">
          <table:table-cell table:number-columns-repeated="11"/>
          <table:table-cell>
            <draw:custom-shape table:end-cell-address="'3D-8NOD'.M26" table:end-x="0.503cm" table:end-y="0.201cm" draw:z-index="8" draw:style-name="gr2" draw:text-style-name="P1" svg:width="0.651cm" svg:height="0.651cm" svg:x="2.11cm" svg:y="0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8NOD'.N35" table:end-x="0.402cm" table:end-y="0.095cm" draw:z-index="4" draw:style-name="gr2" draw:text-style-name="P1" svg:width="0.651cm" svg:height="0.651cm" svg:x="2.009cm" svg:y="0.3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custom-shape table:end-cell-address="'3D-8NOD'.J39" table:end-x="0.609cm" table:end-y="0.173cm" draw:z-index="2" draw:style-name="gr2" draw:text-style-name="P1" svg:width="0.651cm" svg:height="0.651cm" svg:x="0.603cm" svg:y="0.4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5"/>
        </table:table-row>
        <table:table-row table:style-name="ro1">
          <table:table-cell table:number-columns-repeated="11"/>
          <table:table-cell>
            <draw:custom-shape table:end-cell-address="'3D-8NOD'.M39" table:end-x="0.617cm" table:end-y="0.2cm" draw:z-index="3" draw:style-name="gr2" draw:text-style-name="P1" svg:width="0.651cm" svg:height="0.651cm" svg:x="2.224cm" svg:y="-0.0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20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31" table:default-cell-style-name="ce22"/>
        <table:table-column table:style-name="co35" table:default-cell-style-name="ce22"/>
        <table:table-column table:style-name="co32" table:number-columns-repeated="2" table:default-cell-style-name="ce22"/>
        <table:table-column table:style-name="co4" table:default-cell-style-name="ce22"/>
        <table:table-column table:style-name="co10" table:default-cell-style-name="ce22"/>
        <table:table-column table:style-name="co33" table:default-cell-style-name="ce22"/>
        <table:table-column table:style-name="co1" table:number-columns-repeated="4" table:default-cell-style-name="ce22"/>
        <table:table-column table:style-name="co36" table:default-cell-style-name="ce22"/>
        <table:table-column table:style-name="co1" table:number-columns-repeated="1009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3D-20NOD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5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>
            <draw:custom-shape table:end-cell-address="'3D-20NOD'.L12" table:end-x="0.993cm" table:end-y="0.257cm" draw:z-index="0" draw:style-name="gr1" svg:width="3.693cm" svg:height="1.128cm" svg:x="0.906cm" svg:y="0.3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E10]=0;[.E11]=0;[.E12]=0);0;((2*[.E10]+1)*(2*[.E11]+1)*(2*[.E12]+1)-6*[.E10]*[.E11]*[.E12]+(([.E10]-1)*[.E11]*[.E12]+([.E11]-1)*[.E10]*[.E12]+([.E12]-1)*[.E10]*[.E11])-[.E10]*[.E11]*[.E12])*[.E14])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c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1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6"/>
          <table:table-cell table:style-name="ce1"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E13]^3*([.E10]*[.E11]*[.E12]))*6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3)</text:p>
          </table:table-cell>
          <table:table-cell table:style-name="ce11" office:value-type="float" office:value="3">
            <text:p>3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5"/>
          <table:table-cell table:style-name="ce17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4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8"/>
          <table:table-cell table:style-name="ce20"/>
          <table:table-cell table:style-name="ce1" table:number-columns-repeated="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>
            <draw:custom-shape table:end-cell-address="'3D-20NOD'.K21" table:end-x="0.223cm" table:end-y="0.357cm" draw:z-index="6" draw:style-name="gr2" draw:text-style-name="P1" svg:width="0.651cm" svg:height="0.651cm" svg:x="0.92cm" svg:y="0.1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20NOD'.L21" table:end-x="1.001cm" table:end-y="0.357cm" draw:z-index="14" draw:style-name="gr2" draw:text-style-name="P1" svg:width="0.651cm" svg:height="0.651cm" svg:x="0.35cm" svg:y="0.1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20NOD'.M21" table:end-x="1.58cm" table:end-y="0.437cm" draw:z-index="5" draw:style-name="gr2" draw:text-style-name="P1" svg:width="0.651cm" svg:height="0.651cm" svg:x="0.929cm" svg:y="0.2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/>
          <table:table-cell table:number-columns-repeated="3"/>
          <table:table-cell>
            <draw:custom-shape table:end-cell-address="'3D-20NOD'.M38" table:end-x="1.354cm" table:end-y="0.294cm" draw:z-index="1" draw:style-name="gr5" svg:width="7.943cm" svg:height="7.941cm" svg:x="0.481cm" svg:y="0.00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3D-20NOD'.I26" table:end-x="0.259cm" table:end-y="0.119cm" draw:z-index="7" draw:style-name="gr2" draw:text-style-name="P1" svg:width="0.651cm" svg:height="0.651cm" svg:x="0.169cm" svg:y="0.3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3D-20NOD'.K26" table:end-x="1.33cm" table:end-y="0.092cm" draw:z-index="10" draw:style-name="gr2" draw:text-style-name="P1" svg:width="0.651cm" svg:height="0.651cm" svg:x="0.679cm" svg:y="0.3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20NOD'.L26" table:end-x="1.937cm" table:end-y="0.119cm" draw:z-index="8" draw:style-name="gr2" draw:text-style-name="P1" svg:width="0.651cm" svg:height="0.651cm" svg:x="1.286cm" svg:y="0.3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20NOD'.M28" table:end-x="1.694cm" table:end-y="0.132cm" draw:z-index="13" draw:style-name="gr2" draw:text-style-name="P1" svg:width="0.651cm" svg:height="0.651cm" svg:x="1.043cm" svg:y="0.3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3D-20NOD'.I32" table:end-x="0.146cm" table:end-y="0.371cm" draw:z-index="11" draw:style-name="gr2" draw:text-style-name="P1" svg:width="0.594cm" svg:height="0.651cm" svg:x="0.113cm" svg:y="0.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20NOD'.L32" table:end-x="1.909cm" table:end-y="0.21cm" draw:z-index="9" draw:style-name="gr2" draw:text-style-name="P1" svg:width="0.651cm" svg:height="0.651cm" svg:x="1.258cm" svg:y="0.00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20NOD'.M35" table:end-x="1.665cm" table:end-y="0.015cm" draw:z-index="4" draw:style-name="gr2" draw:text-style-name="P1" svg:width="0.651cm" svg:height="0.651cm" svg:x="1.014cm" svg:y="0.26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20NOD'.M37" table:end-x="0.729cm" table:end-y="0.028cm" draw:z-index="15" draw:style-name="gr2" draw:text-style-name="P1" svg:width="0.651cm" svg:height="0.651cm" svg:x="0.078cm" svg:y="0.27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custom-shape table:end-cell-address="'3D-20NOD'.I39" table:end-x="0.202cm" table:end-y="0.173cm" draw:z-index="2" draw:style-name="gr2" draw:text-style-name="P1" svg:width="0.651cm" svg:height="0.651cm" svg:x="0.112cm" svg:y="0.4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3D-20NOD'.K39" table:end-x="1.132cm" table:end-y="0.119cm" draw:z-index="12" draw:style-name="gr2" draw:text-style-name="P1" svg:width="0.651cm" svg:height="0.651cm" svg:x="0.481cm" svg:y="0.3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20NOD'.L39" table:end-x="1.88cm" table:end-y="0.173cm" draw:z-index="3" draw:style-name="gr2" draw:text-style-name="P1" svg:width="0.651cm" svg:height="0.651cm" svg:x="1.229cm" svg:y="0.4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27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31" table:default-cell-style-name="ce22"/>
        <table:table-column table:style-name="co18" table:default-cell-style-name="ce22"/>
        <table:table-column table:style-name="co32" table:default-cell-style-name="ce22"/>
        <table:table-column table:style-name="co37" table:default-cell-style-name="ce22"/>
        <table:table-column table:style-name="co4" table:default-cell-style-name="ce22"/>
        <table:table-column table:style-name="co24" table:default-cell-style-name="ce22"/>
        <table:table-column table:style-name="co33" table:default-cell-style-name="ce22"/>
        <table:table-column table:style-name="co1" table:number-columns-repeated="4" table:default-cell-style-name="ce22"/>
        <table:table-column table:style-name="co38" table:default-cell-style-name="ce22"/>
        <table:table-column table:style-name="co1" table:number-columns-repeated="1009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3D-27NOD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5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>
            <draw:custom-shape table:end-cell-address="'3D-27NOD'.L12" table:end-x="0.993cm" table:end-y="0.257cm" draw:z-index="0" draw:style-name="gr1" svg:width="3.693cm" svg:height="1.128cm" svg:x="0.906cm" svg:y="0.3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E10]=0;[.E11]=0;[.E12]=0);0;((2*[.E10]+1)*(2*[.E11]+1)*(2*[.E12]+1))*[.E14])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c:</text:p>
          </table:table-cell>
          <table:table-cell table:style-name="ce2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2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6"/>
          <table:table-cell table:style-name="ce1"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E13]^3*([.E10]*[.E11]*[.E12]))*6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3)</text:p>
          </table:table-cell>
          <table:table-cell table:style-name="ce21" office:value-type="float" office:value="3">
            <text:p>3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5"/>
          <table:table-cell table:style-name="ce17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4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8"/>
          <table:table-cell table:style-name="ce20"/>
          <table:table-cell table:style-name="ce1" table:number-columns-repeated="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0"/>
          <table:table-cell table:number-columns-repeated="1014"/>
        </table:table-row>
        <table:table-row table:style-name="ro1">
          <table:table-cell table:number-columns-repeated="8"/>
          <table:table-cell>
            <draw:custom-shape table:end-cell-address="'3D-27NOD'.J22" table:end-x="0.409cm" table:end-y="0.417cm" draw:z-index="7" draw:style-name="gr2" draw:text-style-name="P1" svg:width="0.651cm" svg:height="0.651cm" svg:x="0.375cm" svg:y="0.2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27NOD'.K22" table:end-x="2.04cm" table:end-y="0.283cm" draw:z-index="12" draw:style-name="gr2" draw:text-style-name="P1" svg:width="0.651cm" svg:height="0.651cm" svg:x="1.389cm" svg:y="0.08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27NOD'.M22" table:end-x="0.475cm" table:end-y="0.389cm" draw:z-index="4" draw:style-name="gr2" draw:text-style-name="P1" svg:width="0.651cm" svg:height="0.651cm" svg:x="2.082cm" svg:y="0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custom-shape table:end-cell-address="'3D-27NOD'.M39" table:end-x="0.192cm" table:end-y="0.301cm" draw:z-index="1" draw:style-name="gr5" svg:width="7.943cm" svg:height="7.941cm" svg:x="0.552cm" svg:y="0.008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7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>
            <draw:custom-shape table:end-cell-address="'3D-27NOD'.I24" table:end-x="0.062cm" table:end-y="0.401cm" draw:z-index="20" draw:style-name="gr2" draw:text-style-name="P1" svg:width="0.651cm" svg:height="0.651cm" svg:x="0.644cm" svg:y="0.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27NOD'.K24" table:end-x="1.188cm" table:end-y="0.323cm" draw:z-index="18" draw:style-name="gr2" draw:text-style-name="P1" svg:width="0.651cm" svg:height="0.651cm" svg:x="0.537cm" svg:y="0.1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27NOD'.L25" table:end-x="1.598cm" table:end-y="0.086cm" draw:z-index="19" draw:style-name="gr2" draw:text-style-name="P1" svg:width="0.651cm" svg:height="0.651cm" svg:x="0.947cm" svg:y="0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3D-27NOD'.G27" table:end-x="0.33cm" table:end-y="0.153cm" draw:z-index="6" draw:style-name="gr2" draw:text-style-name="P1" svg:width="0.651cm" svg:height="0.651cm" svg:x="0.268cm" svg:y="0.4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27NOD'.K27" table:end-x="0.083cm" table:end-y="0.046cm" draw:z-index="13" draw:style-name="gr2" draw:text-style-name="P1" svg:width="0.651cm" svg:height="0.651cm" svg:x="0.78cm" svg:y="0.2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27NOD'.L27" table:end-x="0.775cm" table:end-y="0.099cm" draw:z-index="5" draw:style-name="gr2" draw:text-style-name="P1" svg:width="0.651cm" svg:height="0.651cm" svg:x="0.124cm" svg:y="0.34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3D-27NOD'.M29" table:end-x="0.531cm" table:end-y="0.193cm" draw:z-index="11" draw:style-name="gr2" draw:text-style-name="P1" svg:width="0.651cm" svg:height="0.651cm" svg:x="2.138cm" svg:y="0.4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3D-27NOD'.L31" table:end-x="1.767cm" table:end-y="0.125cm" draw:z-index="17" draw:style-name="gr2" draw:text-style-name="P1" svg:width="0.651cm" svg:height="0.651cm" svg:x="1.116cm" svg:y="0.3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3D-27NOD'.G33" table:end-x="0.273cm" table:end-y="0.243cm" draw:z-index="15" draw:style-name="gr2" draw:text-style-name="P1" svg:width="0.651cm" svg:height="0.651cm" svg:x="0.211cm" svg:y="0.0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27NOD'.K33" table:end-x="0.025cm" table:end-y="0.298cm" draw:z-index="16" draw:style-name="gr2" draw:text-style-name="P1" svg:width="0.651cm" svg:height="0.651cm" svg:x="0.722cm" svg:y="0.0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27NOD'.L33" table:end-x="0.747cm" table:end-y="0.216cm" draw:z-index="14" draw:style-name="gr2" draw:text-style-name="P1" svg:width="0.651cm" svg:height="0.651cm" svg:x="0.096cm" svg:y="0.0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3D-27NOD'.M36" table:end-x="0.503cm" table:end-y="0.02cm" draw:z-index="3" draw:style-name="gr2" draw:text-style-name="P1" svg:width="0.651cm" svg:height="0.651cm" svg:x="2.11cm" svg:y="0.2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3D-27NOD'.L38" table:end-x="1.796cm" table:end-y="0.142cm" draw:z-index="10" draw:style-name="gr2" draw:text-style-name="P1" svg:width="0.651cm" svg:height="0.651cm" svg:x="1.145cm" svg:y="0.39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3D-27NOD'.G40" table:end-x="0.301cm" table:end-y="0.18cm" draw:z-index="8" draw:style-name="gr2" draw:text-style-name="P1" svg:width="0.651cm" svg:height="0.651cm" svg:x="0.239cm" svg:y="0.42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27NOD'.K40" table:end-x="0.026cm" table:end-y="0.18cm" draw:z-index="9" draw:style-name="gr2" draw:text-style-name="P1" svg:width="0.651cm" svg:height="0.651cm" svg:x="0.723cm" svg:y="0.42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27NOD'.L40" table:end-x="0.747cm" table:end-y="0.125cm" draw:z-index="2" draw:style-name="gr2" draw:text-style-name="P1" svg:width="0.651cm" svg:height="0.651cm" svg:x="0.096cm" svg:y="0.3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32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31" table:default-cell-style-name="ce22"/>
        <table:table-column table:style-name="co14" table:default-cell-style-name="ce22"/>
        <table:table-column table:style-name="co32" table:default-cell-style-name="ce22"/>
        <table:table-column table:style-name="co4" table:number-columns-repeated="3" table:default-cell-style-name="ce22"/>
        <table:table-column table:style-name="co33" table:default-cell-style-name="ce22"/>
        <table:table-column table:style-name="co1" table:number-columns-repeated="4" table:default-cell-style-name="ce22"/>
        <table:table-column table:style-name="co39" table:default-cell-style-name="ce22"/>
        <table:table-column table:style-name="co1" table:number-columns-repeated="1009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3D-32NOD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5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>
            <draw:custom-shape table:end-cell-address="'3D-32NOD'.L12" table:end-x="0.992cm" table:end-y="0.257cm" draw:z-index="0" draw:style-name="gr1" svg:width="3.693cm" svg:height="1.128cm" svg:x="0.905cm" svg:y="0.3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/>
          <table:table-cell table:style-name="ce5" office:value-type="string">
            <text:p><text:s text:c="12"/>degrees of freedom:</text:p>
          </table:table-cell>
          <table:table-cell table:style-name="ce10" table:number-columns-repeated="2"/>
          <table:table-cell table:style-name="ce19" table:formula="of:=IF(OR([.E10]=0;[.E11]=0;[.E12]=0);0;((3*[.E10]+1)*(3*[.E11]+1)*(3*[.E12]+1)-24*[.E10]*[.E11]*[.E12]+4*(([.E10]-1)*[.E11]*[.E12]+([.E11]-1)*[.E10]*[.E12]+([.E12]-1)*[.E10]*[.E11])-8*[.E10]*[.E11]*[.E12])*[.E14])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c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1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6"/>
          <table:table-cell table:style-name="ce1"/>
          <table:table-cell table:style-name="ce5" office:value-type="string">
            <text:p><text:s text:c="9"/>equilibrium conditions:</text:p>
          </table:table-cell>
          <table:table-cell table:style-name="ce10" table:number-columns-repeated="2"/>
          <table:table-cell table:style-name="ce19" table:formula="of:=([.E13]^3*([.E10]*[.E11]*[.E12]))*6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3)</text:p>
          </table:table-cell>
          <table:table-cell table:style-name="ce11" office:value-type="float" office:value="3">
            <text:p>3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5"/>
          <table:table-cell table:style-name="ce17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4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8"/>
          <table:table-cell table:style-name="ce20"/>
          <table:table-cell table:style-name="ce1" table:number-columns-repeated="6"/>
          <table:table-cell table:number-columns-repeated="1007"/>
        </table:table-row>
        <table:table-row table:style-name="ro9">
          <table:table-cell table:number-columns-repeated="3"/>
          <table:table-cell table:style-name="ce31"/>
          <table:table-cell table:number-columns-repeated="1020"/>
        </table:table-row>
        <table:table-row table:style-name="ro1">
          <table:table-cell table:number-columns-repeated="9"/>
          <table:table-cell table:style-name="ce30">
            <draw:custom-shape table:end-cell-address="'3D-32NOD'.K21" table:end-x="0.193cm" table:end-y="0.402cm" draw:z-index="20" draw:style-name="gr2" draw:text-style-name="P1" svg:width="0.651cm" svg:height="0.651cm" svg:x="0.89cm" svg:y="0.2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32NOD'.L21" table:end-x="0.034cm" table:end-y="0.349cm" draw:z-index="21" draw:style-name="gr2" draw:text-style-name="P1" svg:width="0.651cm" svg:height="0.651cm" svg:x="1.641cm" svg:y="0.1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32NOD'.M21" table:end-x="0.159cm" table:end-y="0.391cm" draw:z-index="22" draw:style-name="gr2" draw:text-style-name="P1" svg:width="0.651cm" svg:height="0.693cm" svg:x="1.766cm" svg:y="0.1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32NOD'.N22" table:end-x="0.627cm" table:end-y="0.034cm" draw:z-index="9" draw:style-name="gr2" draw:text-style-name="P1" svg:width="0.651cm" svg:height="0.651cm" svg:x="2.234cm" svg:y="0.28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/>
          <table:table-cell table:number-columns-repeated="3"/>
          <table:table-cell>
            <draw:custom-shape table:end-cell-address="'3D-32NOD'.N41" table:end-x="0.372cm" table:end-y="0.423cm" draw:z-index="1" draw:style-name="gr5" svg:width="9.588cm" svg:height="9.376cm" svg:x="0.027cm" svg:y="0.04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/>
          <table:table-cell>
            <draw:custom-shape table:end-cell-address="'3D-32NOD'.J23" table:end-x="0.803cm" table:end-y="0.211cm" draw:z-index="23" draw:style-name="gr2" draw:text-style-name="P1" svg:width="0.651cm" svg:height="0.693cm" svg:x="0.152cm" svg:y="0.4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12"/>
          <table:table-cell>
            <draw:custom-shape table:end-cell-address="'3D-32NOD'.M23" table:end-x="2.061cm" table:end-y="0.264cm" draw:z-index="26" draw:style-name="gr2" draw:text-style-name="P1" svg:width="0.651cm" svg:height="0.693cm" svg:x="1.41cm" svg:y="0.02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7"/>
          <table:table-cell>
            <draw:custom-shape table:end-cell-address="'3D-32NOD'.I25" table:end-x="0.513cm" table:end-y="0.137cm" draw:z-index="24" draw:style-name="gr2" draw:text-style-name="P1" svg:width="0.651cm" svg:height="0.693cm" svg:x="0.422cm" svg:y="0.3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4"/>
          <table:table-cell>
            <draw:custom-shape table:end-cell-address="'3D-32NOD'.M25" table:end-x="1.295cm" table:end-y="0.163cm" draw:z-index="25" draw:style-name="gr2" draw:text-style-name="P1" svg:width="0.651cm" svg:height="0.693cm" svg:x="0.644cm" svg:y="0.3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3D-32NOD'.H27" table:end-x="0.336cm" table:end-y="0.074cm" draw:z-index="17" draw:style-name="gr2" draw:text-style-name="P1" svg:width="0.651cm" svg:height="0.651cm" svg:x="0.246cm" svg:y="0.32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3D-32NOD'.K27" table:end-x="0.448cm" table:end-y="0.047cm" draw:z-index="16" draw:style-name="gr2" draw:text-style-name="P1" svg:width="0.651cm" svg:height="0.651cm" svg:x="1.145cm" svg:y="0.2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32NOD'.M27" table:end-x="0.501cm" table:end-y="0.047cm" draw:z-index="14" draw:style-name="gr2" draw:text-style-name="P1" svg:width="0.651cm" svg:height="0.651cm" svg:x="2.108cm" svg:y="0.2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table:end-cell-address="'3D-32NOD'.L27" table:end-x="0.744cm" table:end-y="0.047cm" draw:z-index="15" draw:style-name="gr2" draw:text-style-name="P1" svg:width="0.651cm" svg:height="0.651cm" svg:x="0.093cm" svg:y="0.2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32NOD'.N26" table:end-x="0.655cm" table:end-y="0.365cm" draw:z-index="10" draw:style-name="gr2" draw:text-style-name="P1" svg:width="0.651cm" svg:height="0.651cm" svg:x="0.004cm" svg:y="0.1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<text:s/>degrees of freedom: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3D-32NOD'.H32" table:end-x="0.307cm" table:end-y="0.196cm" draw:z-index="18" draw:style-name="gr2" draw:text-style-name="P1" svg:width="0.651cm" svg:height="0.651cm" svg:x="0.217cm" svg:y="0.4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4"/>
          <table:table-cell>
            <draw:custom-shape table:end-cell-address="'3D-32NOD'.M32" table:end-x="0.501cm" table:end-y="0.062cm" draw:z-index="13" draw:style-name="gr2" draw:text-style-name="P1" svg:width="0.651cm" svg:height="0.651cm" svg:x="2.108cm" svg:y="0.31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32NOD'.N32" table:end-x="0.683cm" table:end-y="0.116cm" draw:z-index="11" draw:style-name="gr2" draw:text-style-name="P1" svg:width="0.651cm" svg:height="0.651cm" svg:x="0.032cm" svg:y="0.3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3D-32NOD'.H38" table:end-x="0.364cm" table:end-y="0.027cm" draw:z-index="19" draw:style-name="gr2" draw:text-style-name="P1" svg:width="0.651cm" svg:height="0.651cm" svg:x="0.274cm" svg:y="0.2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4"/>
          <table:table-cell>
            <draw:custom-shape table:end-cell-address="'3D-32NOD'.M37" table:end-x="0.558cm" table:end-y="0.344cm" draw:z-index="12" draw:style-name="gr2" draw:text-style-name="P1" svg:width="0.651cm" svg:height="0.651cm" svg:x="2.165cm" svg:y="0.1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32NOD'.N37" table:end-x="0.768cm" table:end-y="0.212cm" draw:z-index="8" draw:style-name="gr2" draw:text-style-name="P1" svg:width="0.651cm" svg:height="0.651cm" svg:x="0.117cm" svg:y="0.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0"/>
        </table:table-row>
        <table:table-row table:style-name="ro1">
          <table:table-cell table:number-columns-repeated="12"/>
          <table:table-cell>
            <draw:custom-shape table:end-cell-address="'3D-32NOD'.M39" table:end-x="2.033cm" table:end-y="0.164cm" draw:z-index="7" draw:style-name="gr2" draw:text-style-name="P1" svg:width="0.651cm" svg:height="0.651cm" svg:x="1.382cm" svg:y="0.41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32NOD'.M41" table:end-x="1.324cm" table:end-y="0.01cm" draw:z-index="6" draw:style-name="gr2" draw:text-style-name="P1" svg:width="0.651cm" svg:height="0.651cm" svg:x="0.673cm" svg:y="0.2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'3D-32NOD'.H42" table:end-x="0.366cm" table:end-y="0.332cm" draw:z-index="2" draw:style-name="gr2" draw:text-style-name="P1" svg:width="0.651cm" svg:height="0.651cm" svg:x="0.276cm" svg:y="0.1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3D-32NOD'.K42" table:end-x="0.423cm" table:end-y="0.306cm" draw:z-index="3" draw:style-name="gr2" draw:text-style-name="P1" svg:width="0.651cm" svg:height="0.651cm" svg:x="1.12cm" svg:y="0.10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32NOD'.L42" table:end-x="0.604cm" table:end-y="0.279cm" draw:z-index="4" draw:style-name="gr2" draw:text-style-name="P1" svg:width="0.651cm" svg:height="0.651cm" svg:x="2.211cm" svg:y="0.0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32NOD'.M42" table:end-x="0.587cm" table:end-y="0.279cm" draw:z-index="5" draw:style-name="gr2" draw:text-style-name="P1" svg:width="0.651cm" svg:height="0.651cm" svg:x="2.194cm" svg:y="0.0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31" office:value-type="string">
            <text:p>Formel für degrees of freedom: (Anz. Knoten wie bei 3D-27NOD)-(24 Knoten auf den 6 Seiten pro Element)+(Anz. Der Seiten, die mit nächstem Element aneinander liegen x 4 Knoten pro Seite, die zu viel abgezogen wurden)-( 8 Knoten pro Element die in der Mitte des Elements in der Luft schweben)</text:p>
          </table:table-cell>
          <table:table-cell table:number-columns-repeated="1020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64NOD" table:style-name="ta1" table:protected="true" table:protection-key="sLc7/ylrIG0RIQYyvP9AKeYwwgw=" table:print="false">
        <table:table-column table:style-name="co1" table:default-cell-style-name="ce22"/>
        <table:table-column table:style-name="co16" table:default-cell-style-name="ce22"/>
        <table:table-column table:style-name="co17" table:default-cell-style-name="ce22"/>
        <table:table-column table:style-name="co31" table:default-cell-style-name="ce22"/>
        <table:table-column table:style-name="co33" table:default-cell-style-name="ce22"/>
        <table:table-column table:style-name="co32" table:default-cell-style-name="ce22"/>
        <table:table-column table:style-name="co4" table:number-columns-repeated="2" table:default-cell-style-name="ce22"/>
        <table:table-column table:style-name="co32" table:default-cell-style-name="ce22"/>
        <table:table-column table:style-name="co33" table:default-cell-style-name="ce22"/>
        <table:table-column table:style-name="co1" table:number-columns-repeated="4" table:default-cell-style-name="ce22"/>
        <table:table-column table:style-name="co40" table:default-cell-style-name="ce22"/>
        <table:table-column table:style-name="co1" table:number-columns-repeated="1009" table:default-cell-style-name="ce22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1"/>
          <table:table-cell table:style-name="ce3" office:value-type="string">
            <text:p>3D-64NOD</text:p>
          </table:table-cell>
          <table:table-cell table:style-name="ce1" table:number-columns-repeated="13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4"/>
          <table:table-cell table:style-name="ce8" table:number-columns-repeated="5"/>
          <table:table-cell table:style-name="ce14"/>
          <table:table-cell table:style-name="ce1"/>
          <table:table-cell table:style-name="ce18"/>
          <table:table-cell table:style-name="ce8" table:number-columns-repeated="3"/>
          <table:table-cell table:style-name="ce14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a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>
            <draw:custom-shape table:end-cell-address="'3D-64NOD'.L12" table:end-x="0.993cm" table:end-y="0.257cm" draw:z-index="0" draw:style-name="gr1" svg:width="3.693cm" svg:height="1.128cm" svg:x="0.906cm" svg:y="0.33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/>
          <table:table-cell table:style-name="ce5" office:value-type="string">
            <text:p><text:s text:c="14"/>degrees of freedom :</text:p>
          </table:table-cell>
          <table:table-cell table:style-name="ce10" table:number-columns-repeated="2"/>
          <table:table-cell table:style-name="ce19" table:formula="of:=IF(OR([.E10]=0;[.E11]=0;[.E12]=0);0;((3*[.E10]+1)*(3*[.E11]+1)*(3*[.E12]+1))*[.E14])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 office:value-type="string">
            <text:p><text:s/></text:p>
          </table:table-cell>
          <table:table-cell table:style-name="ce6" office:value-type="string">
            <text:p><text:s text:c="15"/><text:span text:style-name="T1">b:</text:span>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2"/>c: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5"/>
          <table:table-cell table:style-name="ce10" table:number-columns-repeated="3"/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 text:c="10"/>GP:</text:p>
          </table:table-cell>
          <table:table-cell table:style-name="ce11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3" office:value-type="string">
            <text:p><text:s/>x</text:p>
          </table:table-cell>
          <table:table-cell table:style-name="ce13" table:formula="of:=[.E13]" office:value-type="float" office:value="0">
            <text:p>0</text:p>
          </table:table-cell>
          <table:table-cell table:style-name="ce16"/>
          <table:table-cell table:style-name="ce1"/>
          <table:table-cell table:style-name="ce5" office:value-type="string">
            <text:p><text:s text:c="11"/>equilibrium conditions:</text:p>
          </table:table-cell>
          <table:table-cell table:style-name="ce10" table:number-columns-repeated="2"/>
          <table:table-cell table:style-name="ce19" table:formula="of:=([.E13]^3*([.E10]*[.E11]*[.E12]))*6" office:value-type="float" office:value="0">
            <text:p>0</text:p>
          </table:table-cell>
          <table:table-cell table:style-name="ce15"/>
          <table:table-cell table:style-name="ce1"/>
          <table:table-cell table:number-columns-repeated="1007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<text:s/>DOF/NOD (3)</text:p>
          </table:table-cell>
          <table:table-cell table:style-name="ce11" office:value-type="float" office:value="3">
            <text:p>3</text:p>
          </table:table-cell>
          <table:table-cell table:style-name="ce10" table:number-columns-repeated="4"/>
          <table:table-cell table:style-name="ce15"/>
          <table:table-cell table:style-name="ce1"/>
          <table:table-cell table:style-name="ce7"/>
          <table:table-cell table:style-name="ce12" table:number-columns-repeated="3"/>
          <table:table-cell table:style-name="ce17"/>
          <table:table-cell table:style-name="ce1"/>
          <table:table-cell table:number-columns-repeated="1007"/>
        </table:table-row>
        <table:table-row table:style-name="ro1">
          <table:table-cell table:number-columns-repeated="2"/>
          <table:table-cell table:style-name="ce1"/>
          <table:table-cell table:style-name="ce7"/>
          <table:table-cell table:style-name="ce12" table:number-columns-repeated="5"/>
          <table:table-cell table:style-name="ce17"/>
          <table:table-cell table:style-name="ce1" table:number-columns-repeated="7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14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table-cell table:style-name="ce1" table:number-columns-repeated="8"/>
          <table:table-cell table:style-name="ce20"/>
          <table:table-cell table:style-name="ce1" table:number-columns-repeated="6"/>
          <table:table-cell table:number-columns-repeated="1007"/>
        </table:table-row>
        <table:table-row table:style-name="ro1">
          <table:table-cell table:number-columns-repeated="9"/>
          <table:table-cell>
            <draw:custom-shape table:end-cell-address="'3D-64NOD'.J21" table:end-x="0.862cm" table:end-y="0.168cm" draw:z-index="12" draw:style-name="gr2" draw:text-style-name="P1" svg:width="0.651cm" svg:height="0.651cm" svg:x="0.211cm" svg:y="0.4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K21" table:end-x="1.755cm" table:end-y="0.141cm" draw:z-index="11" draw:style-name="gr2" draw:text-style-name="P1" svg:width="0.651cm" svg:height="0.651cm" svg:x="1.104cm" svg:y="0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L21" table:end-x="2.107cm" table:end-y="0.141cm" draw:z-index="10" draw:style-name="gr2" draw:text-style-name="P1" svg:width="0.651cm" svg:height="0.651cm" svg:x="1.456cm" svg:y="0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custom-shape table:end-cell-address="'3D-64NOD'.M41" table:end-x="1.892cm" table:end-y="0.191cm" draw:z-index="1" draw:style-name="gr5" svg:width="9.588cm" svg:height="9.376cm" svg:x="0.466cm" svg:y="0.26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table:table-cell>
          <table:table-cell table:number-columns-repeated="3"/>
          <table:table-cell table:style-name="ce30"/>
          <table:table-cell table:number-columns-repeated="2"/>
          <table:table-cell>
            <draw:custom-shape table:end-cell-address="'3D-64NOD'.M21" table:end-x="2.118cm" table:end-y="0.249cm" draw:z-index="6" draw:style-name="gr2" draw:text-style-name="P1" svg:width="0.651cm" svg:height="0.651cm" svg:x="1.467cm" svg:y="0.0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/>
          <table:table-cell table:number-columns-repeated="4"/>
          <table:table-cell>
            <draw:custom-shape table:end-cell-address="'3D-64NOD'.J22" table:end-x="0.096cm" table:end-y="0.415cm" draw:z-index="13" draw:style-name="gr2" draw:text-style-name="P1" svg:width="0.651cm" svg:height="0.651cm" svg:x="0.033cm" svg:y="0.2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/>
          <table:table-cell>
            <draw:custom-shape table:end-cell-address="'3D-64NOD'.K23" table:end-x="1.244cm" table:end-y="0.047cm" draw:z-index="37" draw:style-name="gr2" draw:text-style-name="P1" svg:width="0.651cm" svg:height="0.651cm" svg:x="0.593cm" svg:y="0.2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L23" table:end-x="1.256cm" table:end-y="0.02cm" draw:z-index="35" draw:style-name="gr2" draw:text-style-name="P1" svg:width="0.651cm" svg:height="0.651cm" svg:x="0.605cm" svg:y="0.2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M23" table:end-x="1.438cm" table:end-y="0.02cm" draw:z-index="25" draw:style-name="gr2" draw:text-style-name="P1" svg:width="0.651cm" svg:height="0.651cm" svg:x="0.787cm" svg:y="0.2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23"/>
          <table:table-cell table:number-columns-repeated="1010"/>
        </table:table-row>
        <table:table-row table:style-name="ro1">
          <table:table-cell table:number-columns-repeated="6"/>
          <table:table-cell>
            <draw:custom-shape table:end-cell-address="'3D-64NOD'.H24" table:end-x="0.451cm" table:end-y="0.266cm" draw:z-index="14" draw:style-name="gr2" draw:text-style-name="P1" svg:width="0.651cm" svg:height="0.651cm" svg:x="0.361cm" svg:y="0.0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2"/>
          <table:table-cell>
            <draw:custom-shape table:end-cell-address="'3D-64NOD'.K24" table:end-x="0.422cm" table:end-y="0.294cm" draw:z-index="38" draw:style-name="gr2" draw:text-style-name="P1" svg:width="0.651cm" svg:height="0.651cm" svg:x="1.119cm" svg:y="0.09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L24" table:end-x="0.433cm" table:end-y="0.348cm" draw:z-index="36" draw:style-name="gr2" draw:text-style-name="P1" svg:width="0.651cm" svg:height="0.651cm" svg:x="2.04cm" svg:y="0.14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M24" table:end-x="0.644cm" table:end-y="0.402cm" draw:z-index="24" draw:style-name="gr2" draw:text-style-name="P1" svg:width="0.651cm" svg:height="0.651cm" svg:x="2.251cm" svg:y="0.2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1"/>
          <table:table-cell>
            <draw:custom-shape table:end-cell-address="'3D-64NOD'.L26" table:end-x="2.107cm" table:end-y="0.199cm" draw:z-index="3" draw:style-name="gr2" draw:text-style-name="P1" svg:width="0.651cm" svg:height="0.651cm" svg:x="1.456cm" svg:y="0.44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M26" table:end-x="2.175cm" table:end-y="0.198cm" draw:z-index="9" draw:style-name="gr2" draw:text-style-name="P1" svg:width="0.651cm" svg:height="0.651cm" svg:x="1.524cm" svg:y="0.44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5"/>
          <table:table-cell>
            <draw:custom-shape table:end-cell-address="'3D-64NOD'.G26" table:end-x="0.218cm" table:end-y="0.279cm" draw:z-index="5" draw:style-name="gr2" draw:text-style-name="P1" svg:width="0.651cm" svg:height="0.651cm" svg:x="0.155cm" svg:y="0.0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64NOD'.J26" table:end-x="0.948cm" table:end-y="0.253cm" draw:z-index="27" draw:style-name="gr2" draw:text-style-name="P1" svg:width="0.651cm" svg:height="0.651cm" svg:x="0.297cm" svg:y="0.05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K26" table:end-x="2.152cm" table:end-y="0.253cm" draw:z-index="15" draw:style-name="gr2" draw:text-style-name="P1" svg:width="0.651cm" svg:height="0.651cm" svg:x="1.501cm" svg:y="0.05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3"/>
        </table:table-row>
        <table:table-row table:style-name="ro1">
          <table:table-cell table:number-columns-repeated="12"/>
          <table:table-cell>
            <draw:custom-shape table:end-cell-address="'3D-64NOD'.M28" table:end-x="1.467cm" table:end-y="0.051cm" draw:z-index="32" draw:style-name="gr2" draw:text-style-name="P1" svg:width="0.651cm" svg:height="0.651cm" svg:x="0.816cm" svg:y="0.29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3D-64NOD'.M29" table:end-x="0.616cm" table:end-y="0.433cm" draw:z-index="31" draw:style-name="gr2" draw:text-style-name="P1" svg:width="0.651cm" svg:height="0.651cm" svg:x="2.223cm" svg:y="0.2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3D-64NOD'.G31" table:end-x="0.218cm" table:end-y="0.418cm" draw:z-index="21" draw:style-name="gr2" draw:text-style-name="P1" svg:width="0.651cm" svg:height="0.651cm" svg:x="0.155cm" svg:y="0.2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64NOD'.J31" table:end-x="0.919cm" table:end-y="0.391cm" draw:z-index="26" draw:style-name="gr2" draw:text-style-name="P1" svg:width="0.651cm" svg:height="0.651cm" svg:x="0.268cm" svg:y="0.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K31" table:end-x="1.443cm" table:end-y="0.418cm" draw:z-index="28" draw:style-name="gr2" draw:text-style-name="P1" svg:width="0.651cm" svg:height="0.651cm" svg:x="0.792cm" svg:y="0.2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L31" table:end-x="2.022cm" table:end-y="0.257cm" draw:z-index="19" draw:style-name="gr2" draw:text-style-name="P1" svg:width="0.651cm" svg:height="0.651cm" svg:x="1.371cm" svg:y="0.0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M32" table:end-x="2.175cm" table:end-y="0.155cm" draw:z-index="8" draw:style-name="gr2" draw:text-style-name="P1" svg:width="0.651cm" svg:height="0.651cm" svg:x="1.524cm" svg:y="0.40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64NOD'.M33" table:end-x="1.408cm" table:end-y="0.215cm" draw:z-index="34" draw:style-name="gr2" draw:text-style-name="P1" svg:width="0.651cm" svg:height="0.651cm" svg:x="0.757cm" svg:y="0.0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2"/>
          <table:table-cell>
            <draw:custom-shape table:end-cell-address="'3D-64NOD'.M35" table:end-x="0.729cm" table:end-y="0.014cm" draw:z-index="33" draw:style-name="gr2" draw:text-style-name="P1" svg:width="0.651cm" svg:height="0.651cm" svg:x="0.078cm" svg:y="0.26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9"/>
          <table:table-cell>
            <draw:custom-shape table:end-cell-address="'3D-64NOD'.J36" table:end-x="1.032cm" table:end-y="0.128cm" draw:z-index="29" draw:style-name="gr2" draw:text-style-name="P1" svg:width="0.651cm" svg:height="0.651cm" svg:x="0.381cm" svg:y="0.37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K36" table:end-x="1.415cm" table:end-y="0.047cm" draw:z-index="30" draw:style-name="gr2" draw:text-style-name="P1" svg:width="0.651cm" svg:height="0.651cm" svg:x="0.764cm" svg:y="0.2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3"/>
        </table:table-row>
        <table:table-row table:style-name="ro1">
          <table:table-cell table:number-columns-repeated="5"/>
          <table:table-cell>
            <draw:custom-shape table:end-cell-address="'3D-64NOD'.G36" table:end-x="0.161cm" table:end-y="0.396cm" draw:z-index="20" draw:style-name="gr2" draw:text-style-name="P1" svg:width="0.651cm" svg:height="0.651cm" svg:x="0.098cm" svg:y="0.1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5"/>
          <table:table-cell>
            <draw:custom-shape table:end-cell-address="'3D-64NOD'.L36" table:end-x="2.107cm" table:end-y="0.369cm" draw:z-index="18" draw:style-name="gr2" draw:text-style-name="P1" svg:width="0.651cm" svg:height="0.651cm" svg:x="1.456cm" svg:y="0.1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M36" table:end-x="2.231cm" table:end-y="0.395cm" draw:z-index="7" draw:style-name="gr2" draw:text-style-name="P1" svg:width="0.651cm" svg:height="0.651cm" svg:x="1.58cm" svg:y="0.1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>
            <draw:custom-shape table:end-cell-address="'3D-64NOD'.M38" table:end-x="1.438cm" table:end-y="0.328cm" draw:z-index="23" draw:style-name="gr2" draw:text-style-name="P1" svg:width="0.651cm" svg:height="0.651cm" svg:x="0.787cm" svg:y="0.12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11"/>
          <table:table-cell>
            <draw:custom-shape table:end-cell-address="'3D-64NOD'.M40" table:end-x="0.615cm" table:end-y="0.179cm" draw:z-index="22" draw:style-name="gr2" draw:text-style-name="P1" svg:width="0.651cm" svg:height="0.651cm" svg:x="2.222cm" svg:y="0.42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'3D-64NOD'.G42" table:end-x="0.217cm" table:end-y="0.004cm" draw:z-index="2" draw:style-name="gr2" draw:text-style-name="P1" svg:width="0.651cm" svg:height="0.651cm" svg:x="0.154cm" svg:y="0.25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3"/>
          <table:table-cell>
            <draw:custom-shape table:end-cell-address="'3D-64NOD'.J42" table:end-x="0.834cm" table:end-y="0.058cm" draw:z-index="17" draw:style-name="gr2" draw:text-style-name="P1" svg:width="0.651cm" svg:height="0.651cm" svg:x="0.183cm" svg:y="0.3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K42" table:end-x="2.039cm" table:end-y="0.031cm" draw:z-index="16" draw:style-name="gr2" draw:text-style-name="P1" svg:width="0.651cm" svg:height="0.651cm" svg:x="1.388cm" svg:y="0.27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>
            <draw:custom-shape table:end-cell-address="'3D-64NOD'.L42" table:end-x="2.079cm" table:end-y="0.058cm" draw:z-index="4" draw:style-name="gr2" draw:text-style-name="P1" svg:width="0.651cm" svg:height="0.651cm" svg:x="1.428cm" svg:y="0.3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table:table-cell>
          <table:table-cell table:number-columns-repeated="1012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ausspunkte" table:base-cell-address="$'1D-2NOD'.$D$9" table:cell-range-address="$'2D-4NOD'.$E$12"/>
        <table:named-range table:name="Anz_Zeile" table:base-cell-address="$'1D-2NOD'.$D$7" table:cell-range-address="$'2D-4NOD'.$E$10"/>
        <table:named-range table:name="Anz_Reihe" table:base-cell-address="$'1D-2NOD'.$D$8" table:cell-range-address="$'2D-4NOD'.$E$11"/>
        <table:named-range table:name="Freiheitsgrade" table:base-cell-address="$'1D-2NOD'.$D$10" table:cell-range-address="$'2D-12NOD'.$D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.11.2008</text:date>, <text:time>19:3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23T14:46:17</meta:creation-date>
    <dc:date>2008-11-04T19:34:36</dc:date>
    <meta:editing-duration>PT18H42M26S</meta:editing-duration>
    <meta:editing-cycles>39</meta:editing-cycles>
    <meta:generator>OpenOffice.org/3.0$Linux OpenOffice.org_project/300m9$Build-9358</meta:generator>
    <meta:document-statistic meta:table-count="13" meta:cell-count="224" meta:object-count="186"/>
    <meta:user-defined meta:name="Info 1"/>
    <meta:user-defined meta:name="Info 2"/>
    <meta:user-defined meta:name="Info 3"/>
    <meta:user-defined meta:name="Info 4"/>
  </office:meta>
</office:document-meta>
</file>